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" style:family="paragraph" style:parent-style-name="Heading_20_3">
      <style:paragraph-properties fo:margin-top="0.222in" fo:margin-bottom="0.0555in" style:contextual-spacing="false" fo:line-height="138%" style:writing-mode="lr-tb"/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font-weight="normal"/>
    </style:style>
    <style:style style:name="T3" style:family="text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6dfd7a2c-7fff-e010-760f-65c969aad747"/><text:span text:style-name="T3">Program 1-  Write a program to accept 2 numbers and print the sum on HTML</text:span><text:span text:style-name="T2"> </text:span></text:p>
      <text:p text:style-name="Text_20_body"><text:span text:style-name="T2"/></text:p>
      <text:p text:style-name="Text_20_body"><text:span text:style-name="T2">&lt;html&gt; <text:s/></text:span></text:p>
      <text:p text:style-name="Text_20_body"><text:span text:style-name="T2">&lt;head&gt; <text:s/></text:span></text:p>
      <text:p text:style-name="Text_20_body"><text:span text:style-name="T2">&lt;script&gt;</text:span></text:p>
      <text:p text:style-name="Text_20_body"><text:span text:style-name="T2">while(true){var data1 = prompt("Enter the First Numbers: "); <text:line-break/>var data2 = prompt("Enter the Second Numbers: "); <text:s/><text:line-break/>var data1 = parseInt(data1); <text:s/><text:line-break/>var data2 = parseInt(data2); <text:line-break/><text:line-break/>if(isNaN(data1) || isNaN(data2)) //check empty data field<text:line-break/> <text:s text:c="3"/>{<text:line-break/> <text:s text:c="5"/>alert("Please enter both values");<text:line-break/> <text:s text:c="5"/>}else{<text:line-break/> <text:s text:c="6"/>let sum = data1+data2;<text:line-break/> <text:s text:c="6"/>alert("Your'e sum value is : "+sum);<text:line-break/> <text:s text:c="7"/>break;<text:line-break/> <text:s text:c="3"/>}<text:line-break/> <text:s text:c="10"/>}</text:span></text:p>
      <text:p text:style-name="Text_20_body"><text:span text:style-name="T2">&lt;/script&gt; <text:s/></text:span></text:p>
      <text:p text:style-name="Text_20_body"><text:span text:style-name="T2">&lt;/head&gt; <text:s/></text:span></text:p>
      <text:p text:style-name="Text_20_body"><text:span text:style-name="T2">&lt;/html&gt;</text:span></text:p>
      <text:p text:style-name="Text_20_body"><text:span text:style-name="T2"/></text:p>
      <text:h text:style-name="P1" text:outline-level="3"><text:bookmark text:name="docs-internal-guid-104f044b-7fff-0a63-f62a-17f23677c455"/>Program 2- Marriage Eligible Calculator </text:h>
      <text:p text:style-name="Text_20_body"><text:span text:style-name="T2"/></text:p>
      <text:p text:style-name="Text_20_body"><text:span text:style-name="T2">const prompt = require("prompt-sync")();</text:span></text:p>
      <text:p text:style-name="Text_20_body"><text:span text:style-name="T2">while(true){</text:span></text:p>
      <text:p text:style-name="Text_20_body"><text:span text:style-name="T2">const age = prompt("Please Enter the age !")</text:span></text:p>
      <text:p text:style-name="Text_20_body"><text:span text:style-name="T2">let agedata = Number(age)</text:span></text:p>
      <text:p text:style-name="Text_20_body"><text:span text:style-name="T2">console.log(agedata)</text:span></text:p>
      <text:p text:style-name="Text_20_body"><text:span text:style-name="T2"/></text:p>
      <text:p text:style-name="Text_20_body"><text:span text:style-name="T2">try {</text:span></text:p>
      <text:p text:style-name="Text_20_body"><text:span text:style-name="T2"><text:s text:c="4"/>if(isNaN(agedata)) {throw "Not a number!" }</text:span></text:p>
      <text:p text:style-name="Text_20_body"><text:span text:style-name="T2"><text:s text:c="4"/>else if(agedata &lt; 21) {</text:span></text:p>
      <text:p text:style-name="Text_20_body"><text:soft-page-break/><text:span text:style-name="T2"><text:s text:c="12"/>throw ("Have some patience, Please enter your age !")</text:span></text:p>
      <text:p text:style-name="Text_20_body"><text:span text:style-name="T2"><text:s text:c="4"/>}else {</text:span></text:p>
      <text:p text:style-name="Text_20_body"><text:span text:style-name="T2"><text:s text:c="10"/>break;</text:span></text:p>
      <text:p text:style-name="Text_20_body"><text:span text:style-name="T2"><text:s text:c="8"/>throw ("You are Eligible !")</text:span></text:p>
      <text:p text:style-name="Text_20_body"><text:span text:style-name="T2"><text:s text:c="6"/></text:span></text:p>
      <text:p text:style-name="Text_20_body"><text:span text:style-name="T2"><text:s text:c="4"/>}</text:span></text:p>
      <text:p text:style-name="Text_20_body"><text:span text:style-name="T2">}catch(e){</text:span></text:p>
      <text:p text:style-name="Text_20_body"><text:span text:style-name="T2"><text:s text:c="4"/>alert(e);</text:span></text:p>
      <text:p text:style-name="Text_20_body"><text:span text:style-name="T2">}</text:span></text:p>
      <text:p text:style-name="Text_20_body"><text:span text:style-name="T2">}*/</text:span></text:p>
      <text:p text:style-name="Text_20_body"><text:span text:style-name="T2"/></text:p>
      <text:p text:style-name="Text_20_body"><text:span text:style-name="T2">//Program 3- Display Course Information</text:span></text:p>
      <text:p text:style-name="Text_20_body"><text:span text:style-name="T2">/*class Courses{</text:span></text:p>
      <text:p text:style-name="Text_20_body"><text:span text:style-name="T2"/></text:p>
      <text:p text:style-name="Text_20_body"><text:span text:style-name="T2"><text:s text:c="4"/>constructor(CourseName,Price,Validity,TrainerName, PhoneNumber){</text:span></text:p>
      <text:p text:style-name="Text_20_body"><text:span text:style-name="T2"><text:s text:c="8"/>this.CourseName = CourseName;</text:span></text:p>
      <text:p text:style-name="Text_20_body"><text:span text:style-name="T2"><text:s text:c="8"/>this.Price = Price;</text:span></text:p>
      <text:p text:style-name="Text_20_body"><text:span text:style-name="T2"><text:s text:c="8"/>this.Validity = Validity;</text:span></text:p>
      <text:p text:style-name="Text_20_body"><text:span text:style-name="T2"><text:s text:c="8"/>this.TrainerName = TrainerName;</text:span></text:p>
      <text:p text:style-name="Text_20_body"><text:span text:style-name="T2"><text:s text:c="8"/>this.PhoneNumber = PhoneNumber;</text:span></text:p>
      <text:p text:style-name="Text_20_body"><text:span text:style-name="T2"><text:s text:c="4"/>}</text:span></text:p>
      <text:p text:style-name="Text_20_body"><text:span text:style-name="T2"><text:s text:c="4"/>showDetails(){</text:span></text:p>
      <text:p text:style-name="Text_20_body"><text:span text:style-name="T2"><text:s text:c="8"/>return "Thank you for showing interest in " + this.CourseName <text:s/>+" Course " + ' Current Price is ' + this.Price + <text:s/>' and validity of course is till ' + this.Validity +'If you have any query then reach out to ' + <text:s/>this.TrainerName + ' on mobile ' + this.PhoneNumber;</text:span></text:p>
      <text:p text:style-name="Text_20_body"><text:span text:style-name="T2"><text:s text:c="4"/>} <text:s text:c="2"/></text:span></text:p>
      <text:p text:style-name="Text_20_body"><text:span text:style-name="T2"><text:s text:c="8"/></text:span></text:p>
      <text:p text:style-name="Text_20_body"><text:span text:style-name="T2"><text:s/>}</text:span></text:p>
      <text:p text:style-name="Text_20_body"><text:span text:style-name="T2"/></text:p>
      <text:p text:style-name="Text_20_body"><text:span text:style-name="T2"/></text:p>
      <text:p text:style-name="Text_20_body"><text:soft-page-break/><text:span text:style-name="T2"><text:s/>const mycourse = new Courses("Javascript",1000,"Dec 2022","Mukesh","000-000-000" );</text:span></text:p>
      <text:p text:style-name="Text_20_body"><text:span text:style-name="T2"><text:s/>console.log(mycourse.showDetails());*/</text:span></text:p>
      <text:p text:style-name="Text_20_body"><text:span text:style-name="T2"/></text:p>
      <text:p text:style-name="Text_20_body"><text:span text:style-name="T2">//Program 4- Write the same program with getter method</text:span></text:p>
      <text:p text:style-name="Text_20_body"><text:span text:style-name="T2">class Courses{</text:span></text:p>
      <text:p text:style-name="Text_20_body"><text:span text:style-name="T2"><text:s text:c="2"/>constructor(coursename,price,trainerName,phoneNumber,Validity){</text:span></text:p>
      <text:p text:style-name="Text_20_body"><text:span text:style-name="T2"><text:s text:c="4"/>this.coursename = coursename;</text:span></text:p>
      <text:p text:style-name="Text_20_body"><text:span text:style-name="T2"><text:s text:c="4"/>this.price = price;</text:span></text:p>
      <text:p text:style-name="Text_20_body"><text:span text:style-name="T2"><text:s text:c="4"/>this.phoneNumber = phoneNumber;</text:span></text:p>
      <text:p text:style-name="Text_20_body"><text:span text:style-name="T2"><text:s text:c="4"/>this.Validity = Validity;</text:span></text:p>
      <text:p text:style-name="Text_20_body"><text:span text:style-name="T2"><text:s text:c="4"/>this.trainerName = trainerName;</text:span></text:p>
      <text:p text:style-name="Text_20_body"><text:span text:style-name="T2"><text:s text:c="2"/>}</text:span></text:p>
      <text:p text:style-name="Text_20_body"><text:span text:style-name="T2"><text:s text:c="2"/></text:span></text:p>
      <text:p text:style-name="Text_20_body"><text:span text:style-name="T2"><text:s text:c="2"/>//Getter</text:span></text:p>
      <text:p text:style-name="Text_20_body"><text:span text:style-name="T2"><text:s text:c="2"/>get usercourseName(){</text:span></text:p>
      <text:p text:style-name="Text_20_body"><text:span text:style-name="T2"><text:s text:c="4"/>return this.coursename;</text:span></text:p>
      <text:p text:style-name="Text_20_body"><text:span text:style-name="T2"><text:s text:c="2"/>}</text:span></text:p>
      <text:p text:style-name="Text_20_body"><text:span text:style-name="T2">//setter</text:span></text:p>
      <text:p text:style-name="Text_20_body"><text:span text:style-name="T2"><text:s text:c="2"/>set usercourseName(updateName){</text:span></text:p>
      <text:p text:style-name="Text_20_body"><text:span text:style-name="T2"><text:s text:c="4"/>this.coursename = updateName;</text:span></text:p>
      <text:p text:style-name="Text_20_body"><text:span text:style-name="T2"><text:s text:c="2"/>}</text:span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><text:s text:c="2"/>//Getter</text:span></text:p>
      <text:p text:style-name="Text_20_body"><text:span text:style-name="T2"><text:s text:c="2"/>get userprice(){</text:span></text:p>
      <text:p text:style-name="Text_20_body"><text:span text:style-name="T2"><text:s text:c="4"/>return this.price;</text:span></text:p>
      <text:p text:style-name="Text_20_body"><text:span text:style-name="T2"><text:s text:c="2"/>}</text:span></text:p>
      <text:p text:style-name="Text_20_body"><text:span text:style-name="T2">//setter</text:span></text:p>
      <text:p text:style-name="Text_20_body"><text:soft-page-break/><text:span text:style-name="T2"><text:s text:c="2"/>set userprice(updatePrice){</text:span></text:p>
      <text:p text:style-name="Text_20_body"><text:span text:style-name="T2"><text:s text:c="4"/>this.price = updatePrice;</text:span></text:p>
      <text:p text:style-name="Text_20_body"><text:span text:style-name="T2"><text:s text:c="2"/>}</text:span></text:p>
      <text:p text:style-name="Text_20_body"><text:span text:style-name="T2"/></text:p>
      <text:p text:style-name="Text_20_body"><text:span text:style-name="T2"><text:s text:c="2"/>//Getter</text:span></text:p>
      <text:p text:style-name="Text_20_body"><text:span text:style-name="T2"><text:s text:c="2"/>get userphoneNumber(){</text:span></text:p>
      <text:p text:style-name="Text_20_body"><text:span text:style-name="T2"><text:s text:c="4"/>return this.phoneNumber;</text:span></text:p>
      <text:p text:style-name="Text_20_body"><text:span text:style-name="T2"><text:s text:c="2"/>}</text:span></text:p>
      <text:p text:style-name="Text_20_body"><text:span text:style-name="T2">//setter</text:span></text:p>
      <text:p text:style-name="Text_20_body"><text:span text:style-name="T2"><text:s text:c="2"/>set userphoneNumber(updatephoneNumber){</text:span></text:p>
      <text:p text:style-name="Text_20_body"><text:span text:style-name="T2"><text:s text:c="4"/>this.phoneNumber = updatephoneNumber;</text:span></text:p>
      <text:p text:style-name="Text_20_body"><text:span text:style-name="T2"><text:s text:c="2"/>}</text:span></text:p>
      <text:p text:style-name="Text_20_body"><text:span text:style-name="T2"/></text:p>
      <text:p text:style-name="Text_20_body"><text:span text:style-name="T2"><text:s text:c="2"/>//Getter</text:span></text:p>
      <text:p text:style-name="Text_20_body"><text:span text:style-name="T2"><text:s text:c="2"/>get userValidity(){</text:span></text:p>
      <text:p text:style-name="Text_20_body"><text:span text:style-name="T2"><text:s text:c="4"/>return this.Validity;</text:span></text:p>
      <text:p text:style-name="Text_20_body"><text:span text:style-name="T2"><text:s text:c="2"/>}</text:span></text:p>
      <text:p text:style-name="Text_20_body"><text:span text:style-name="T2">//setter</text:span></text:p>
      <text:p text:style-name="Text_20_body"><text:span text:style-name="T2"><text:s text:c="2"/>set userValidity(updateValidity){</text:span></text:p>
      <text:p text:style-name="Text_20_body"><text:span text:style-name="T2"><text:s text:c="4"/>this.Validity = updateValidity;</text:span></text:p>
      <text:p text:style-name="Text_20_body"><text:span text:style-name="T2"><text:s text:c="2"/>}</text:span></text:p>
      <text:p text:style-name="Text_20_body"><text:span text:style-name="T2"/></text:p>
      <text:p text:style-name="Text_20_body"><text:span text:style-name="T2"><text:s text:c="2"/>get trainer(){</text:span></text:p>
      <text:p text:style-name="Text_20_body"><text:span text:style-name="T2"><text:s text:c="4"/>return this.trainerName;</text:span></text:p>
      <text:p text:style-name="Text_20_body"><text:span text:style-name="T2"><text:s text:c="2"/>}</text:span></text:p>
      <text:p text:style-name="Text_20_body"><text:span text:style-name="T2">//setter</text:span></text:p>
      <text:p text:style-name="Text_20_body"><text:span text:style-name="T2"><text:s text:c="2"/>set usertrainer(updatetrainer){</text:span></text:p>
      <text:p text:style-name="Text_20_body"><text:span text:style-name="T2"><text:s text:c="4"/>this.trainerName = updatetrainer;</text:span></text:p>
      <text:p text:style-name="Text_20_body"><text:span text:style-name="T2"><text:s text:c="2"/>}</text:span></text:p>
      <text:p text:style-name="Text_20_body"><text:span text:style-name="T2"/></text:p>
      <text:p text:style-name="Text_20_body"><text:soft-page-break/><text:span text:style-name="T2"/></text:p>
      <text:p text:style-name="Text_20_body"><text:span text:style-name="T2"><text:s text:c="2"/>showDetails(){</text:span></text:p>
      <text:p text:style-name="Text_20_body"><text:span text:style-name="T2"><text:s text:c="4"/>return "Thank you for showing interest in " + this.coursename <text:s/>+" Course " + ' Current Price is ' + this.price + <text:s/>' and validity of course is till ' + this.Validity +' If you have any query then reach out to ' + <text:s/>this.trainerName + ' on mobile ' + this.phoneNumber;</text:span></text:p>
      <text:p text:style-name="Text_20_body"><text:span text:style-name="T2"><text:s text:c="2"/>} <text:s text:c="2"/></text:span></text:p>
      <text:p text:style-name="Text_20_body"><text:span text:style-name="T2">}</text:span></text:p>
      <text:p text:style-name="Text_20_body"><text:span text:style-name="T2"/></text:p>
      <text:p text:style-name="Standard"><text:bookmark text:name="docs-internal-guid-1d48523a-7fff-672c-0564-8c1d8f50a428"/><text:span text:style-name="T2"/></text:p>
      <text:h text:style-name="P2" text:outline-level="3">Program 5- Write the program which will set new course information</text:h>
      <text:p text:style-name="Standard"><text:span text:style-name="T2"/></text:p>
      <text:p text:style-name="Text_20_body"><text:span text:style-name="T2">const mycourse = new Courses("Javascript",1000,"Mukesh","000-000-000","Dec 2022" );</text:span></text:p>
      <text:p text:style-name="Text_20_body"><text:span text:style-name="T2">console.log(mycourse.coursename);</text:span></text:p>
      <text:p text:style-name="Text_20_body"><text:span text:style-name="T2">console.log(mycourse.showDetails());</text:span></text:p>
      <text:p text:style-name="Text_20_body"><text:span text:style-name="T2">mycourse.coursename="C#"</text:span></text:p>
      <text:p text:style-name="Text_20_body"><text:span text:style-name="T2">console.log(mycourse.showDetails());</text:span></text:p>
      <text:p text:style-name="Text_20_body"><text:span text:style-name="T2">console.log(mycourse.coursename)</text:span></text:p>
      <text:p text:style-name="Text_20_body"><text:span text:style-name="T2"/></text:p>
      <text:p text:style-name="Text_20_body"><text:span text:style-name="T2">const usr1 = <text:s/>new Courses("Java",100,"sam","000-000-000","Dec 2022" );</text:span></text:p>
      <text:p text:style-name="Text_20_body"><text:span text:style-name="T2">const usr2 = <text:s/>new Courses("C++",100,"ram","000-000-000","Dec 2022" );</text:span></text:p>
      <text:p text:style-name="Text_20_body"><text:span text:style-name="T2">const usr3 = <text:s/>new Courses("C#",100,"drek","000-000-000","Dec 2022" );</text:span></text:p>
      <text:p text:style-name="Text_20_body"><text:span text:style-name="T2"/></text:p>
      <text:h text:style-name="P1" text:outline-level="3"><text:bookmark text:name="docs-internal-guid-f8d5c917-7fff-b429-de85-7e5f69ff2f85"/>Program 6 - Export multiple objects</text:h>
      <text:p text:style-name="Text_20_body"><text:span text:style-name="T2"/></text:p>
      <text:p text:style-name="Text_20_body"><text:span text:style-name="T2">import {usr1,usr2,usr3} from './Assignment3.js'</text:span></text:p>
      <text:p text:style-name="Text_20_body"><text:span text:style-name="T2"/></text:p>
      <text:p text:style-name="Text_20_body"><text:span text:style-name="T2">console.log(usr2.coursename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6T22:17:09.024000000</meta:creation-date>
    <meta:generator>EasyOffice/7.1.2.2$Windows_X86_64 LibreOffice_project/05cf9207906dd384decbb692cb60ea4703660d7e</meta:generator>
    <dc:date>2022-08-28T12:55:28.788000000</dc:date>
    <meta:editing-duration>PT7M35S</meta:editing-duration>
    <meta:editing-cycles>2</meta:editing-cycles>
    <meta:document-statistic meta:table-count="0" meta:image-count="0" meta:object-count="0" meta:page-count="5" meta:paragraph-count="109" meta:word-count="418" meta:character-count="3587" meta:non-whitespace-character-count="2936"/>
  </office:meta>
</office:document-meta>
</file>